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pt" svg:y="179.04pt">
            <draw:object draw:notify-on-update-of-ranges="Sheet1.A9:Sheet1.A13 Sheet1.B9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float" office:value="6937019" calcext:value-type="float">
            <text:p>6937019</text:p>
          </table:table-cell>
        </table:table-row>
        <table:table-row table:style-name="ro1">
          <table:table-cell office:value-type="string" calcext:value-type="string">
            <text:p>katakana_count</text:p>
          </table:table-cell>
          <table:table-cell office:value-type="float" office:value="3235103" calcext:value-type="float">
            <text:p>3235103</text:p>
          </table:table-cell>
        </table:table-row>
        <table:table-row table:style-name="ro1">
          <table:table-cell office:value-type="string" calcext:value-type="string">
            <text:p>hiragana_kanji_count</text:p>
          </table:table-cell>
          <table:table-cell office:value-type="float" office:value="1878623" calcext:value-type="float">
            <text:p>1878623</text:p>
          </table:table-cell>
        </table:table-row>
        <table:table-row table:style-name="ro1">
          <table:table-cell office:value-type="string" calcext:value-type="string">
            <text:p>english_count</text:p>
          </table:table-cell>
          <table:table-cell office:value-type="float" office:value="764687" calcext:value-type="float">
            <text:p>764687</text:p>
          </table:table-cell>
        </table:table-row>
        <table:table-row table:style-name="ro1">
          <table:table-cell office:value-type="string" calcext:value-type="string">
            <text:p>number_count</text:p>
          </table:table-cell>
          <table:table-cell office:value-type="float" office:value="1055235" calcext:value-type="float">
            <text:p>1055235</text:p>
          </table:table-cell>
        </table:table-row>
        <table:table-row table:style-name="ro1">
          <table:table-cell office:value-type="string" calcext:value-type="string">
            <text:p>others_count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inct_total</text:p>
          </table:table-cell>
          <table:table-cell office:value-type="float" office:value="130586" calcext:value-type="float">
            <text:p>130586</text:p>
          </table:table-cell>
        </table:table-row>
        <table:table-row table:style-name="ro1">
          <table:table-cell office:value-type="string" calcext:value-type="string">
            <text:p>katakana</text:p>
          </table:table-cell>
          <table:table-cell office:value-type="float" office:value="58657" calcext:value-type="float">
            <text:p>58657</text:p>
          </table:table-cell>
        </table:table-row>
        <table:table-row table:style-name="ro1">
          <table:table-cell office:value-type="string" calcext:value-type="string">
            <text:p>hiragana_kanji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28334" calcext:value-type="float">
            <text:p>28334</text:p>
          </table:table-cell>
        </table:table-row>
        <table:table-row table:style-name="ro1">
          <table:table-cell office:value-type="string" calcext:value-type="string">
            <text:p>has_number</text:p>
          </table:table-cell>
          <table:table-cell office:value-type="float" office:value="34308" calcext:value-type="float">
            <text:p>34308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0:41:40.633540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27:54.146877767</meta:creation-date>
    <dc:date>2015-07-27T14:52:32.175565861</dc:date>
    <meta:editing-duration>PT3H55M34S</meta:editing-duration>
    <meta:editing-cycles>2</meta:editing-cycles>
    <meta:generator>LibreOffice/4.4.2.2$Linux_X86_64 LibreOffice_project/4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4.201cm" style:legend-expansion="high" chart:style-name="ch2"/>
        <chart:plot-area chart:style-name="ch3" table:cell-range-address="Sheet1.A9:Sheet1.B13" chart:data-source-has-labels="both" svg:x="0.32cm" svg:y="0.18cm" svg:width="12.462cm" svg:height="8.64cm">
          <chartooo:coordinate-region svg:x="1.497cm" svg:y="0.379cm" svg:width="11.285cm" svg:height="7.794cm"/>
          <chart:axis chart:dimension="x" chart:name="primary-x" chart:style-name="ch4" chartooo:axis-type="auto">
            <chartooo:date-scale/>
            <chart:categories table:cell-range-address="Sheet1.A9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13" loext:label-string="distinct_count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inct_count</text:p>
              </table:table-cell>
            </table:table-row>
          </table:table-header-rows>
          <table:table-rows>
            <table:table-row>
              <table:table-cell office:value-type="string">
                <text:p>katakana</text:p>
                <draw:g>
                  <svg:desc>Sheet1.A9:Sheet1.A13</svg:desc>
                </draw:g>
              </table:table-cell>
              <table:table-cell office:value-type="float" office:value="58657">
                <text:p>58657</text:p>
                <draw:g>
                  <svg:desc>Sheet1.B9:Sheet1.B13</svg:desc>
                </draw:g>
              </table:table-cell>
            </table:table-row>
            <table:table-row>
              <table:table-cell office:value-type="string">
                <text:p>hiragana_kanji</text:p>
              </table:table-cell>
              <table:table-cell office:value-type="float" office:value="9236">
                <text:p>923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28334">
                <text:p>28334</text:p>
              </table:table-cell>
            </table:table-row>
            <table:table-row>
              <table:table-cell office:value-type="string">
                <text:p>has_number</text:p>
              </table:table-cell>
              <table:table-cell office:value-type="float" office:value="34308">
                <text:p>34308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